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tentialStubbingSensitivityTest.reports_potential_stubbing_problem_in_production_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otentialStubbingSensitivity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tentialStubbingSensitivityTest.allows_stubbing_with_different_arg_in_test_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otentialStubbingSensitivityTest.c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tentialStubbingSensitivityTest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